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8.009cm"/>
    </style:style>
    <style:style style:name="gr2" style:family="graphic" style:parent-style-name="standard">
      <style:graphic-properties draw:fill-color="#ccffcc" draw:textarea-horizontal-align="justify" draw:textarea-vertical-align="middle" draw:auto-grow-height="false" fo:min-height="2.29cm" fo:min-width="5.72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cc99cc" draw:textarea-horizontal-align="justify" draw:textarea-vertical-align="middle" draw:auto-grow-height="false" fo:min-height="1.277cm" fo:min-width="6.595cm"/>
    </style:style>
    <style:style style:name="gr5" style:family="graphic" style:parent-style-name="standard">
      <style:graphic-properties draw:fill-color="#7e0021" draw:textarea-horizontal-align="justify" draw:textarea-vertical-align="middle" draw:auto-grow-height="false" fo:min-height="1.401cm" fo:min-width="2.929cm"/>
    </style:style>
    <style:style style:name="gr6" style:family="graphic" style:parent-style-name="objectwithoutfill">
      <style:graphic-properties draw:stroke="none" draw:fill="none" fo:min-height="1.017cm"/>
    </style:style>
    <style:style style:name="gr7" style:family="graphic" style:parent-style-name="standard">
      <style:graphic-properties draw:textarea-horizontal-align="justify" draw:textarea-vertical-align="middle" draw:auto-grow-height="false" fo:min-height="1.782cm" fo:min-width="8.00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7.78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81cm" fo:min-width="0cm"/>
    </style:style>
    <style:style style:name="gr10" style:family="graphic" style:parent-style-name="standard">
      <style:graphic-properties svg:stroke-width="0.051cm" draw:marker-start-width="0.276cm" draw:marker-end-width="0.276cm" draw:fill-color="#000000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-color="#ccffc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cc99cc"/>
      <style:paragraph-properties fo:text-align="center"/>
    </style:style>
    <style:style style:name="P5" style:family="paragraph">
      <loext:graphic-properties draw:fill-color="#7e0021"/>
      <style:paragraph-properties fo:text-align="center"/>
    </style:style>
    <style:style style:name="P6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13pt" style:font-size-asian="13pt" style:font-size-complex="13pt"/>
    </style:style>
    <style:style style:name="P10" style:family="paragraph">
      <loext:graphic-properties draw:fill-color="#000000"/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8.509cm" svg:height="2.54cm" svg:x="9.255cm" svg:y="7.985cm">
          <text:p text:style-name="P1">Sophie service</text:p>
          <text:p text:style-name="P1">https://service.sophie.nzz.ch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6.223cm" svg:height="2.54cm" svg:x="2.143cm" svg:y="3.54cm">
          <text:p text:style-name="P1">GitHub API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0.317cm" svg:x1="13.509cm" svg:y1="7.985cm" svg:x2="5.254cm" svg:y2="6.08cm" draw:start-shape="id1" draw:start-glue-point="0" draw:end-shape="id2" draw:end-glue-point="2" svg:d="M13509 7985v-635h-8255v-1270" svg:viewBox="0 0 8256 1906">
          <text:p/>
        </draw:connector>
        <draw:custom-shape draw:style-name="gr4" draw:text-style-name="P4" xml:id="id3" draw:id="id3" draw:layer="layout" svg:width="10.033cm" svg:height="2.159cm" svg:x="9.128cm" svg:y="1.254cm">
          <text:p text:style-name="P1">sophie-color, sophie-font, 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5.254cm" svg:y1="3.54cm" svg:x2="9.128cm" svg:y2="2.334cm" draw:start-shape="id2" draw:start-glue-point="0" draw:end-shape="id3" draw:end-glue-point="6" svg:d="M5254 3540v-1206h3874" svg:viewBox="0 0 3875 1207">
          <text:p/>
        </draw:connector>
        <draw:custom-shape draw:style-name="gr5" draw:text-style-name="P5" xml:id="id4" draw:id="id4" draw:layer="layout" svg:width="3.429cm" svg:height="1.651cm" svg:x="1.635cm" svg:y="17.891cm">
          <text:p text:style-name="P1">User Agent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3.349cm" svg:y1="17.891cm" svg:x2="9.255cm" svg:y2="13.7cm" draw:start-shape="id4" draw:start-glue-point="0" draw:end-shape="id5" draw:end-glue-point="3" svg:d="M3349 17891v-4191h5906" svg:viewBox="0 0 5907 4192">
          <text:p/>
        </draw:connector>
        <draw:frame draw:style-name="gr6" draw:text-style-name="P6" draw:layer="layout" svg:width="23.622cm" svg:height="1.267cm" svg:x="3.413cm" svg:y="14.973cm">
          <draw:text-box>
            <text:p text:style-name="P7"><text:span text:style-name="T1">GET /bundle/sophie-font@1,sophie-color@1[color+background],sophie-input@1[range].css</text:span></text:p>
          </draw:text-box>
        </draw:frame>
        <draw:custom-shape draw:style-name="gr7" draw:text-style-name="P1" xml:id="id5" draw:id="id5" draw:layer="layout" svg:width="8.509cm" svg:height="2.032cm" svg:x="9.255cm" svg:y="12.684cm">
          <text:p text:style-name="P1">CND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3.509cm" svg:y1="12.684cm" svg:x2="13.509cm" svg:y2="10.525cm" draw:start-shape="id5" draw:start-glue-point="0" draw:end-shape="id1" draw:end-glue-point="2" svg:d="M13509 12684v-2159" svg:viewBox="0 0 1 2160">
          <text:p/>
        </draw:connector>
        <draw:frame draw:style-name="gr8" draw:text-style-name="P8" draw:layer="layout" svg:width="18.282cm" svg:height="0.962cm" svg:x="5.191cm" svg:y="15.921cm">
          <draw:text-box>
            <text:p>&lt;package&gt;@&lt;semver version&gt;[only-sub1+only-sub2].&lt;format&gt;</text:p>
          </draw:text-box>
        </draw:frame>
        <draw:frame draw:style-name="gr9" draw:text-style-name="P9" xml:id="id6" draw:id="id6" draw:layer="layout" svg:width="9.017cm" svg:height="7.931cm" svg:x="18.78cm" svg:y="3.54cm">
          <draw:text-box>
            <text:p><text:span text:style-name="T1">compiles bundles using latest release matching semver and resolving internal package dependencies</text:span></text:p>
            <text:p><text:span text:style-name="T1"/></text:p>
            <text:p><text:span text:style-name="T1">Delivered with Cache-Control:</text:span></text:p>
            <text:p><text:span text:style-name="T1">max-age: 43200 (12h)</text:span></text:p>
            <text:p><text:span text:style-name="T1">stale-while-revalidate: 648000</text:span></text:p>
            <text:p><text:span text:style-name="T1">stale-if-error: 648000</text:span></text:p>
            <text:p><text:span text:style-name="T1">s-maxage: 360</text:span></text:p>
            <text:p><text:span text:style-name="T1">(all configurable via env)</text:span></text:p>
            <text:p><text:span text:style-name="T1"/></text:p>
            <text:p><text:span text:style-name="T1">compiled bundles cached on build server </text:span></text:p>
            <text:p><text:span text:style-name="T1">- for 48h</text:span></text:p>
            <text:p><text:span text:style-name="T1">- marked stale after 5 min</text:span></text:p>
            <text:p><text:span text:style-name="T1">- stale bundles get asnyc rebuild</text:span></text:p>
          </draw:text-box>
        </draw:frame>
        <draw:connector draw:style-name="gr10" draw:text-style-name="P10" draw:layer="layout" svg:x1="27.797cm" svg:y1="7.505cm" svg:x2="17.764cm" svg:y2="9.255cm" draw:start-shape="id6" draw:start-glue-point="1" draw:end-shape="id1" draw:end-glue-point="1" svg:d="M27797 7505h500v4466h-10025v-2716h-508" svg:viewBox="0 0 10534 446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2T10:01:07.603058000</meta:creation-date>
    <dc:date>2017-12-02T12:41:02.928395422</dc:date>
    <meta:editing-duration>PT24M16S</meta:editing-duration>
    <meta:editing-cycles>4</meta:editing-cycles>
    <meta:generator>LibreOffice/5.4.3.2$MacOSX_X86_64 LibreOffice_project/92a7159f7e4af62137622921e809f8546db437e5</meta:generator>
    <meta:document-statistic meta:object-count="13"/>
  </office:meta>
</office:document-meta>
</file>